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VList" style:list-style-name="WWNum3"/>
    <style:style style:name="P2" style:family="paragraph" style:parent-style-name="CVList" style:list-style-name="WWNum3">
      <style:text-properties officeooo:paragraph-rsid="000a63eb"/>
    </style:style>
    <style:style style:name="P3" style:family="paragraph" style:parent-style-name="CVList" style:list-style-name="WWNum3">
      <style:text-properties officeooo:rsid="000a63eb" officeooo:paragraph-rsid="000a63eb"/>
    </style:style>
    <style:style style:name="P4" style:family="paragraph" style:parent-style-name="CVList" style:list-style-name="">
      <style:text-properties officeooo:rsid="000a63eb" officeooo:paragraph-rsid="000a63eb"/>
    </style:style>
    <style:style style:name="P5" style:family="paragraph" style:parent-style-name="CVList" style:list-style-name=""/>
    <style:style style:name="P6" style:family="paragraph" style:parent-style-name="No_20_Spacing1">
      <style:text-properties fo:color="#262630" loext:opacity="100%" style:font-name="Arial" style:letter-kerning="true" style:font-name-asian="Times New Roman1" style:font-name-complex="Arial1"/>
    </style:style>
    <style:style style:name="P7" style:family="paragraph" style:parent-style-name="No_20_Spacing1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8" style:family="paragraph" style:parent-style-name="No_20_Spacing1" style:list-style-name="WWNum4"/>
    <style:style style:name="P9" style:family="paragraph" style:parent-style-name="No_20_Spacing1" style:list-style-name="WWNum9"/>
    <style:style style:name="P10" style:family="paragraph" style:parent-style-name="No_20_Spacing1" style:list-style-name="WWNum10"/>
    <style:style style:name="P11" style:family="paragraph" style:parent-style-name="No_20_Spacing1" style:list-style-name="WWNum11"/>
    <style:style style:name="P12" style:family="paragraph" style:parent-style-name="No_20_Spacing1" style:list-style-name="WWNum12"/>
    <style:style style:name="P13" style:family="paragraph" style:parent-style-name="No_20_Spacing1" style:list-style-name="WWNum13">
      <style:text-properties officeooo:paragraph-rsid="000f3b3d"/>
    </style:style>
    <style:style style:name="P14" style:family="paragraph" style:parent-style-name="No_20_Spacing1" style:list-style-name="WWNum5"/>
    <style:style style:name="P15" style:family="paragraph" style:parent-style-name="No_20_Spacing1" style:list-style-name="WWNum14"/>
    <style:style style:name="P16" style:family="paragraph" style:parent-style-name="No_20_Spacing1" style:list-style-name="WWNum15"/>
    <style:style style:name="P17" style:family="paragraph" style:parent-style-name="No_20_Spacing1" style:list-style-name="WWNum16"/>
    <style:style style:name="P18" style:family="paragraph" style:parent-style-name="No_20_Spacing1" style:list-style-name="WWNum17"/>
    <style:style style:name="P19" style:family="paragraph" style:parent-style-name="No_20_Spacing1" style:list-style-name="WWNum18"/>
    <style:style style:name="P20" style:family="paragraph" style:parent-style-name="No_20_Spacing1" style:list-style-name="WWNum19"/>
    <style:style style:name="P21" style:family="paragraph" style:parent-style-name="No_20_Spacing1" style:list-style-name="">
      <style:paragraph-properties fo:margin-left="0cm" fo:margin-right="0cm" fo:text-indent="0cm" style:auto-text-indent="false"/>
      <style:text-properties officeooo:paragraph-rsid="000a63eb"/>
    </style:style>
    <style:style style:name="P22" style:family="paragraph" style:parent-style-name="No_20_Spacing1" style:list-style-name="WWNum20"/>
    <style:style style:name="P23" style:family="paragraph" style:parent-style-name="No_20_Spacing1" style:list-style-name="WWNum3"/>
    <style:style style:name="P24" style:family="paragraph" style:parent-style-name="No_20_Spacing1">
      <style:text-properties officeooo:paragraph-rsid="000a63eb"/>
    </style:style>
    <style:style style:name="P25" style:family="paragraph" style:parent-style-name="No_20_Spacing1">
      <style:text-properties officeooo:rsid="000a63eb" officeooo:paragraph-rsid="000a63eb"/>
    </style:style>
    <style:style style:name="P26" style:family="paragraph" style:parent-style-name="No_20_Spacing1" style:list-style-name="WWNum3">
      <style:text-properties officeooo:rsid="000f3b3d" officeooo:paragraph-rsid="000f3b3d"/>
    </style:style>
    <style:style style:name="P27" style:family="paragraph" style:parent-style-name="Text_20_body_20__28_user_29_" style:list-style-name="WWNum3"/>
    <style:style style:name="P28" style:family="paragraph" style:parent-style-name="Text_20_body_20__28_user_29_" style:list-style-name="WWNum3">
      <style:paragraph-properties fo:margin-top="0cm" fo:margin-bottom="0.247cm" style:contextual-spacing="false"/>
    </style:style>
    <style:style style:name="P29" style:family="paragraph" style:parent-style-name="Text_20_body_20__28_user_29_">
      <style:text-properties style:font-name="Arial" fo:font-size="10pt" style:font-size-asian="10pt" style:font-size-complex="10pt"/>
    </style:style>
    <style:style style:name="P30" style:family="paragraph" style:parent-style-name="Text_20_body_20__28_user_29_" style:list-style-name="WWNum7"/>
    <style:style style:name="P31" style:family="paragraph" style:parent-style-name="Text_20_body_20__28_user_29_">
      <style:text-properties fo:color="#212529" loext:opacity="100%" style:font-name="PT Sans" fo:font-size="12pt" fo:font-weight="bold" style:font-size-asian="12pt" style:font-weight-asian="bold" style:font-weight-complex="bold"/>
    </style:style>
    <style:style style:name="P32" style:family="paragraph" style:parent-style-name="Text_20_body_20__28_user_29_" style:list-style-name="WWNum7">
      <style:text-properties officeooo:rsid="000a63eb" officeooo:paragraph-rsid="000a63eb"/>
    </style:style>
    <style:style style:name="P33" style:family="paragraph" style:parent-style-name="Text_20_body_20__28_user_29_" style:list-style-name="WWNum7">
      <style:text-properties officeooo:rsid="000a63eb" officeooo:paragraph-rsid="000c61f2"/>
    </style:style>
    <style:style style:name="P34" style:family="paragraph" style:parent-style-name="Text_20_body_20__28_user_29_">
      <style:text-properties officeooo:rsid="000a63eb" officeooo:paragraph-rsid="000c61f2"/>
    </style:style>
    <style:style style:name="T1" style:family="text">
      <style:text-properties style:font-name="Arial" fo:font-size="16pt" fo:font-weight="bold" style:font-size-asian="16pt" style:font-weight-asian="bold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fo:font-weight="bold" style:font-weight-asian="bold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font-size-asian="10pt" style:font-size-complex="10pt" style:font-weight-complex="bold"/>
    </style:style>
    <style:style style:name="T9" style:family="text">
      <style:text-properties style:font-name="Arial" fo:font-size="10pt" style:letter-kerning="true" style:font-name-asian="Times New Roman1" style:font-size-asian="10pt" style:font-name-complex="Arial1" style:font-size-complex="10pt"/>
    </style:style>
    <style:style style:name="T10" style:family="text">
      <style:text-properties style:font-name="Arial" fo:font-size="10pt" style:letter-kerning="true" style:font-name-asian="Times New Roman1" style:font-size-asian="10pt" style:font-name-complex="Arial1" style:font-size-complex="10pt" style:font-weight-complex="bold"/>
    </style:style>
    <style:style style:name="T11" style:family="text">
      <style:text-properties fo:color="#262630" loext:opacity="100%" style:font-name="Arial" style:letter-kerning="true" style:font-name-asian="Times New Roman1" style:font-name-complex="Arial1"/>
    </style:style>
    <style:style style:name="T12" style:family="text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/>
    </style:style>
    <style:style style:name="T13" style:family="text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 style:font-size-complex="10pt"/>
    </style:style>
    <style:style style:name="T14" style:family="text">
      <style:text-properties fo:color="#262630" loext:opacity="100%" style:font-name="Arial" fo:font-size="12pt" fo:font-weight="bold" style:letter-kerning="true" style:font-name-asian="Times New Roman1" style:font-size-asian="12pt" style:font-weight-asian="bold" style:font-name-complex="Arial1"/>
    </style:style>
    <style:style style:name="T15" style:family="text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16" style:family="text">
      <style:text-properties fo:color="#262630" loext:opacity="100%" style:font-name="Arial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7" style:family="text">
      <style:text-properties fo:color="#262630" loext:opacity="100%" style:font-name="Arial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8" style:family="text">
      <style:text-properties fo:color="#262630" loext:opacity="100%" style:text-position="super 58%" style:font-name="Arial" fo:font-size="10pt" style:letter-kerning="true" style:font-name-asian="Times New Roman1" style:font-size-asian="10pt" style:font-name-complex="Arial1" style:font-size-complex="10pt"/>
    </style:style>
    <style:style style:name="T19" style:family="text">
      <style:text-properties fo:color="#26263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20" style:family="text">
      <style:text-properties fo:color="#262630" loext:opacity="100%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loext:opacity="100%" style:font-name="Arial" fo:font-size="10pt" fo:font-weight="bold" style:letter-kerning="true" style:font-name-asian="Times New Roman1" style:font-size-asian="10pt" style:font-weight-asian="bold" style:font-name-complex="Arial1" style:font-size-complex="10pt" style:font-weight-complex="bold"/>
    </style:style>
    <style:style style:name="T24" style:family="text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25" style:family="text">
      <style:text-properties fo:color="#000000" loext:opacity="100%" style:font-name="Arial" fo:font-size="10pt" style:letter-kerning="true" style:font-name-asian="Times New Roman1" style:font-size-asian="10pt" style:font-name-complex="Arial1"/>
    </style:style>
    <style:style style:name="T26" style:family="text">
      <style:text-properties fo:color="#000000" loext:opacity="100%" style:font-name="Arial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27" style:family="text">
      <style:text-properties fo:color="#000000" loext:opacity="100%" style:font-name="Arial" fo:font-weight="bold" style:letter-kerning="true" style:font-name-asian="Times New Roman1" style:font-weight-asian="bold" style:font-name-complex="Arial1" style:font-weight-complex="bold"/>
    </style:style>
    <style:style style:name="T28" style:family="text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T29" style:family="text">
      <style:text-properties fo:color="#000000" loext:opacity="100%" style:font-name="Arial" fo:font-size="12pt" officeooo:rsid="000a63eb" style:letter-kerning="true" style:font-name-asian="Times New Roman1" style:font-size-asian="12pt" style:font-name-complex="Arial1"/>
    </style:style>
    <style:style style:name="T30" style:family="text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212529" loext:opacity="100%"/>
    </style:style>
    <style:style style:name="T33" style:family="text">
      <style:text-properties fo:color="#212529" loext:opacity="100%" style:font-name="Arial" fo:font-size="10pt" style:font-size-asian="10pt" style:font-size-complex="10pt"/>
    </style:style>
    <style:style style:name="T34" style:family="text">
      <style:text-properties fo:color="#212529" loext:opacity="100%" style:font-name="Arial" fo:font-size="10pt" fo:language="en" fo:country="GB" style:font-size-asian="10pt" style:font-size-complex="10pt"/>
    </style:style>
    <style:style style:name="T35" style:family="text">
      <style:text-properties fo:color="#212529" loext:opacity="100%" style:font-name="Arial" fo:font-size="10pt" style:letter-kerning="true" style:font-name-asian="Times New Roman1" style:font-size-asian="10pt" style:font-name-complex="Arial1" style:font-size-complex="10pt" style:font-weight-complex="bold"/>
    </style:style>
    <style:style style:name="T36" style:family="text">
      <style:text-properties style:font-name-asian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_20_Spacing1"><text:span text:style-name="T1">Wiktor Kaczor</text:span></text:p>
      <text:p text:style-name="No_20_Spacing1"><text:span text:style-name="T2">Mobile Number:</text:span><text:span text:style-name="T4"> 07936271953</text:span></text:p>
      <text:p text:style-name="No_20_Spacing1"><text:span text:style-name="T2">Email:</text:span><text:span text:style-name="T4"> </text:span><text:bookmark-start text:name="_Hlk13782819"/><text:a xlink:type="simple" xlink:href="mailto:wiktoraleksanderkaczor@gmail.com" text:style-name="Default_20_Style" text:visited-style-name="Default_20_Style"><text:span text:style-name="T4">wiktoraleksanderkaczor@gmail.com</text:span></text:a><text:bookmark-end text:name="_Hlk13782819"/></text:p>
      <text:p text:style-name="No_20_Spacing1"><text:span text:style-name="T2">Website: </text:span><text:a xlink:type="simple" xlink:href="https://wiktorkaczor.com/" text:style-name="Default_20_Style" text:visited-style-name="Default_20_Style"><text:span text:style-name="T4">https://wiktorkaczor.com</text:span></text:a></text:p>
      <text:p text:style-name="No_20_Spacing1"><text:span text:style-name="T3">LinkedIn</text:span><text:span text:style-name="T6">: </text:span><text:a xlink:type="simple" xlink:href="https://www.linkedin.com/in/wiktorkaczor" text:style-name="Default_20_Style" text:visited-style-name="Default_20_Style"><text:span text:style-name="T4">https://www.linkedin.com/in/wiktorkaczor</text:span></text:a><text:span text:style-name="T4"> </text:span></text:p>
      <text:p text:style-name="No_20_Spacing1"><text:span text:style-name="T2">Home Address:</text:span></text:p>
      <text:p text:style-name="P25"><text:span text:style-name="T11">Flat 14, 9 Muirhouse Crescent</text:span></text:p>
      <text:p text:style-name="No_20_Spacing1"><text:span text:style-name="T11">Edinburgh</text:span></text:p>
      <text:p text:style-name="P25"><text:span text:style-name="T11">EH4 4QF</text:span></text:p>
      <text:p text:style-name="P6"/>
      <text:p text:style-name="No_20_Spacing1"><text:span text:style-name="T12">Education</text:span></text:p>
      <text:p text:style-name="No_20_Spacing1"><text:span text:style-name="T14">Undergraduate Study at Edinburgh Napier University (2019 to 2021):</text:span></text:p>
      <text:list text:style-name="WWNum4">
        <text:list-item>
          <text:p text:style-name="P8"><text:span text:style-name="T15">BEng (Hons) Cybersecurity and Forensics (3</text:span><text:span text:style-name="T18">rd</text:span><text:span text:style-name="T15"> Year Entry) with First Class Honours [2019 to 2021]</text:span></text:p>
        </text:list-item>
      </text:list>
      <text:p text:style-name="No_20_Spacing1"><text:span text:style-name="T15"/></text:p>
      <text:p text:style-name="No_20_Spacing1"><text:span text:style-name="T14">Higher Education at Edinburgh College (2016 to 2019):</text:span></text:p>
      <text:list text:continue-list="list928787114" text:style-name="WWNum9">
        <text:list-item>
          <text:p text:style-name="P9"><text:span text:style-name="T15">Higher National Diploma Computing: Networking - Grade A (SQCF Level 8) [2017 to 2019]</text:span></text:p>
        </text:list-item>
        <text:list-item text:style-override="WWNum10">
          <text:p text:style-name="P10"><text:span text:style-name="T15">National Certificate Computing: Technical Support - (SQCF Level 6) [2016 to 2017]</text:span></text:p>
        </text:list-item>
      </text:list>
      <text:p text:style-name="No_20_Spacing1"><text:span text:style-name="T15"/></text:p>
      <text:p text:style-name="No_20_Spacing1"><text:span text:style-name="T14">Additional Certifications:</text:span></text:p>
      <text:list text:continue-list="list170010227313808" text:style-name="WWNum11">
        <text:list-item>
          <text:p text:style-name="P11"><text:span text:style-name="T7">Splunk Core Certified Power User [Certified 2022]<text:line-break/></text:span><text:a xlink:type="simple" xlink:href="https://www.credly.com/badges/9316b645-80f6-4db7-bb0c-4fbf985d1a2d" text:style-name="Default_20_Style" text:visited-style-name="Default_20_Style"><text:span text:style-name="T7">https://www.credly.com/badges/9316b645-80f6-4db7-bb0c-4fbf985d1a2d</text:span></text:a></text:p>
        </text:list-item>
        <text:list-item text:style-override="WWNum12">
          <text:p text:style-name="P12"><text:span text:style-name="T7">Splunk Core Certified User [Certified 2021]<text:line-break/></text:span><text:a xlink:type="simple" xlink:href="https://www.credly.com/badges/01d7b394-831b-42cf-8d89-f0c8eaed8abb" text:style-name="Default_20_Style" text:visited-style-name="Default_20_Style"><text:span text:style-name="T7">https://www.credly.com/badges/01d7b394-831b-42cf-8d89-f0c8eaed8abb</text:span></text:a></text:p>
        </text:list-item>
        <text:list-item text:style-override="WWNum13">
          <text:p text:style-name="P13"><text:span text:style-name="T15">MTA (Microsoft Technology Associate): Windows Operating System Fundamentals [Certified 2017]<text:line-break/></text:span><text:a xlink:type="simple" xlink:href="https://www.youracclaim.com/badges/754731c9-fdf1-461a-b0e5-b658b1839778" text:style-name="Default_20_Style" text:visited-style-name="Default_20_Style"><text:span text:style-name="T9">https://www.youracclaim.com/badges/754731c9-fdf1-461a-b0e5-b658b1839778</text:span></text:a></text:p>
        </text:list-item>
      </text:list>
      <text:p text:style-name="No_20_Spacing1"><text:span text:style-name="T14"/></text:p>
      <text:p text:style-name="No_20_Spacing1"><text:span text:style-name="T14">Secondary Education at Holy Rood RC High School (2012 to 2016):</text:span></text:p>
      <text:list text:style-name="WWNum5">
        <text:list-item>
          <text:p text:style-name="P14"><text:span text:style-name="T15">Computing Science – Grade B [National 5]</text:span></text:p>
        </text:list-item>
        <text:list-item text:style-override="WWNum14">
          <text:p text:style-name="P15"><text:span text:style-name="T15">Physics - Grade B [National 5]</text:span></text:p>
        </text:list-item>
        <text:list-item text:style-override="WWNum15">
          <text:p text:style-name="P16"><text:span text:style-name="T15">English` - Grade B [National 5]</text:span></text:p>
        </text:list-item>
        <text:list-item text:style-override="WWNum16">
          <text:p text:style-name="P17"><text:span text:style-name="T15">Italian – Grade B [National 5]</text:span></text:p>
        </text:list-item>
        <text:list-item text:style-override="WWNum17">
          <text:p text:style-name="P18"><text:soft-page-break/><text:span text:style-name="T15">Media – Grade B [National 5]</text:span></text:p>
        </text:list-item>
        <text:list-item text:style-override="WWNum18">
          <text:p text:style-name="P19"><text:span text:style-name="T15">Business Management – Grade C [National 5]</text:span></text:p>
        </text:list-item>
        <text:list-item text:style-override="WWNum19">
          <text:p text:style-name="P20"><text:span text:style-name="T15">Graphic Communication – Grade C [National 5]</text:span></text:p>
        </text:list-item>
      </text:list>
      <text:p text:style-name="P7"/>
      <text:p text:style-name="No_20_Spacing1"><text:span text:style-name="T12">Work Experience</text:span></text:p>
      <text:p text:style-name="P25"><text:span text:style-name="T14">Software Developer</text:span></text:p>
      <text:list xml:id="list1908302121" text:style-name="WWNum3">
        <text:list-item>
          <text:p text:style-name="P2"><text:span text:style-name="T22">Adarma, United Kingdom</text:span></text:p>
        </text:list-item>
        <text:list-item>
          <text:p text:style-name="P2"><text:span text:style-name="T17">May</text:span><text:span text:style-name="T16"> 202</text:span><text:span text:style-name="T17">2</text:span><text:span text:style-name="T16"> to Present</text:span></text:p>
        </text:list-item>
      </text:list>
      <text:p text:style-name="P21"><text:span text:style-name="T23">Responsibilities:</text:span></text:p>
      <text:list xml:id="list170009762364793" text:continue-numbering="true" text:style-name="WWNum3">
        <text:list-item>
          <text:p text:style-name="P3"><text:span text:style-name="T26">Agile-based meetings discussing and working to implement business requirements</text:span></text:p>
        </text:list-item>
        <text:list-item>
          <text:p text:style-name="P3"><text:span text:style-name="T26">Working with containerisation technology usage in conjunction with Python Lambda-based services</text:span></text:p>
        </text:list-item>
        <text:list-item>
          <text:p text:style-name="P3"><text:span text:style-name="T26">Employing various AWS services such as Lambda, DynamoDB, S3, cloud logging and metric tracking</text:span></text:p>
        </text:list-item>
        <text:list-item>
          <text:p text:style-name="P3"><text:span text:style-name="T26">Multi-tenant security content platform utilisation with Redis-assisted alert suppression</text:span></text:p>
        </text:list-item>
        <text:list-item>
          <text:p text:style-name="P3"><text:span text:style-name="T26">Step functions extension with new lambda for additional enrichment functionality</text:span></text:p>
        </text:list-item>
        <text:list-item>
          <text:p text:style-name="P3"><text:span text:style-name="T26">CI/CD with usage of Terraform and version control quality assurance pipelines</text:span></text:p>
        </text:list-item>
        <text:list-item>
          <text:p text:style-name="P3"><text:span text:style-name="T26">Minor user interface fixes in a NodeJS and Svelte customer-facing portal</text:span></text:p>
        </text:list-item>
        <text:list-item>
          <text:p text:style-name="P3"><text:span text:style-name="T26">SIEM plugin application maintainence and new feature development</text:span></text:p>
        </text:list-item>
      </text:list>
      <text:p text:style-name="P4"><text:span text:style-name="T26"/></text:p>
      <text:p text:style-name="P24"><text:span text:style-name="T14">SOC Analyst</text:span></text:p>
      <text:list xml:id="list170009216552900" text:continue-numbering="true" text:style-name="WWNum3">
        <text:list-item>
          <text:p text:style-name="P1"><text:span text:style-name="T22">Adarma, United Kingdom</text:span></text:p>
        </text:list-item>
        <text:list-item>
          <text:p text:style-name="P2"><text:span text:style-name="T19">August 2021 to </text:span><text:span text:style-name="T20">May 2022</text:span></text:p>
        </text:list-item>
      </text:list>
      <text:p text:style-name="P21"><text:span text:style-name="T23">Responsibilities:</text:span></text:p>
      <text:list xml:id="list170009971711412" text:continue-numbering="true" text:style-name="WWNum3">
        <text:list-item>
          <text:p text:style-name="P1"><text:span text:style-name="T30">Monitoring clients' IT infrastructures for threats</text:span></text:p>
        </text:list-item>
        <text:list-item>
          <text:p text:style-name="P1"><text:span text:style-name="T30">Triaging, investigating and escalating security incidents</text:span></text:p>
        </text:list-item>
        <text:list-item>
          <text:p text:style-name="P1"><text:span text:style-name="T30">Conducting monitoring for new security rule development</text:span></text:p>
        </text:list-item>
        <text:list-item>
          <text:p text:style-name="P1"><text:span text:style-name="T30">Hunting for the newest IoCs within client estates</text:span></text:p>
        </text:list-item>
        <text:list-item>
          <text:p text:style-name="P1"><text:span text:style-name="T30">Assisting with response process development</text:span></text:p>
        </text:list-item>
        <text:list-item>
          <text:p text:style-name="P1"><text:span text:style-name="T30">Verifying detections with tools and databases to confirm their reputation</text:span></text:p>
        </text:list-item>
        <text:list-item>
          <text:p text:style-name="P1"><text:span text:style-name="T30">Updating thresholds, whitelists and threat lists for new detections</text:span></text:p>
        </text:list-item>
      </text:list>
      <text:p text:style-name="P5"><text:span text:style-name="T30"/></text:p>
      <text:p text:style-name="No_20_Spacing1"><text:span text:style-name="T14">Student</text:span></text:p>
      <text:list xml:id="list170010078314125" text:continue-numbering="true" text:style-name="WWNum3">
        <text:list-item>
          <text:p text:style-name="P1">Edinburgh Napier University, United Kingdom</text:p>
        </text:list-item>
        <text:list-item>
          <text:p text:style-name="P1"><text:soft-page-break/>August 2019 to June 2021</text:p>
        </text:list-item>
      </text:list>
      <text:p text:style-name="No_20_Spacing1"><text:span text:style-name="T27">Responsibilities:</text:span></text:p>
      <text:list xml:id="list170010127076916" text:continue-numbering="true" text:style-name="WWNum3">
        <text:list-item>
          <text:p text:style-name="P1">Developing a dissertation project using existing photogrammetry solutions for image tracking purposes</text:p>
        </text:list-item>
        <text:list-item>
          <text:p text:style-name="P1">Analysing existing source code for vulnerabilities using secure software development practices</text:p>
        </text:list-item>
        <text:list-item>
          <text:p text:style-name="P1">Collaborating with a team on web technologies group project</text:p>
        </text:list-item>
        <text:list-item>
          <text:p text:style-name="P1">Analysing file and operating system artifacts for forensic evidence</text:p>
        </text:list-item>
        <text:list-item>
          <text:p text:style-name="P1">Python scripting for network analysis</text:p>
        </text:list-item>
        <text:list-item>
          <text:p text:style-name="P1">Basic network server penetration testing</text:p>
        </text:list-item>
        <text:list-item>
          <text:p text:style-name="P1">Executing and protecting against attacks in an IoT network simulator</text:p>
        </text:list-item>
      </text:list>
      <text:p text:style-name="P5"/>
      <text:p text:style-name="No_20_Spacing1"><text:span text:style-name="T14">Glass collector</text:span></text:p>
      <text:list text:continue-list="list170010127076916" text:style-name="WWNum20">
        <text:list-item>
          <text:p text:style-name="P22"><text:span text:style-name="T24">Fergie's Bar in Bathgate, United Kingdom</text:span></text:p>
        </text:list-item>
        <text:list-item text:style-override="WWNum3">
          <text:p text:style-name="P23"><text:span text:style-name="T24">August 2016 to May 2017</text:span></text:p>
        </text:list-item>
      </text:list>
      <text:p text:style-name="No_20_Spacing1"><text:span text:style-name="T27">Responsibilities:</text:span></text:p>
      <text:list xml:id="list170008930116212" text:continue-list="list170010372323217" text:style-name="WWNum3">
        <text:list-item>
          <text:p text:style-name="P1">Restocking the fridges after sales and during deliveries</text:p>
        </text:list-item>
        <text:list-item>
          <text:p text:style-name="P27"><text:span text:style-name="T33">Cleaning the pub floor and tables</text:span></text:p>
        </text:list-item>
        <text:list-item>
          <text:p text:style-name="P27"><text:span text:style-name="T33">Collecting and washing glasses</text:span></text:p>
        </text:list-item>
        <text:list-item>
          <text:p text:style-name="P27"><text:span text:style-name="T33">Answering customer queries</text:span></text:p>
        </text:list-item>
      </text:list>
      <text:p text:style-name="P29"/>
      <text:p text:style-name="No_20_Spacing1"><text:span text:style-name="T13">References</text:span></text:p>
      <text:list xml:id="list170010445263886" text:continue-numbering="true" text:style-name="WWNum3">
        <text:list-item>
          <text:p text:style-name="P26"><text:span text:style-name="T24">Adarma available upon request</text:span></text:p>
        </text:list-item>
        <text:list-item>
          <text:p text:style-name="P23"><text:span text:style-name="T24">Dr Sean McKeown (Edinburgh Napier University) - </text:span><text:span text:style-name="CVList_20_Char"><text:span text:style-name="T36">S.McKeown@napier.ac.uk</text:span></text:span></text:p>
        </text:list-item>
        <text:list-item>
          <text:p text:style-name="P23"><text:span text:style-name="T24">Maciej Zmijewski (Fergie's Bar) – 07783937824</text:span></text:p>
        </text:list-item>
      </text:list>
      <text:p text:style-name="Text_20_body_20__28_user_29_"/>
      <text:p text:style-name="No_20_Spacing1"><text:span text:style-name="T12">Projects</text:span></text:p>
      <text:p text:style-name="P25"><text:span text:style-name="T14">Distributed object storage database and client-server architecture filesystem (WIP)</text:span></text:p>
      <text:p text:style-name="P24"><text:span text:style-name="T29">Serverless</text:span><text:span text:style-name="T28"> </text:span><text:span text:style-name="T29">database running with S3-compatible storage containing filesystem-like capabilities using stateless autodiscovering hosts forming consensus</text:span><text:span text:style-name="T28">:</text:span></text:p>
      <text:list xml:id="list2431858011" text:style-name="WWNum7">
        <text:list-item>
          <text:p text:style-name="P32"><text:span text:style-name="T25">Multi-paradigm distributed database and FUSE filesystem</text:span></text:p>
        </text:list-item>
        <text:list-item>
          <text:p text:style-name="P32"><text:span text:style-name="T25">Distributed object model without external Redis-like services</text:span></text:p>
        </text:list-item>
        <text:list-item>
          <text:p text:style-name="P32"><text:span text:style-name="T25">Extensible framework for multiple storage client usage ability </text:span></text:p>
        </text:list-item>
        <text:list-item>
          <text:p text:style-name="P32"><text:soft-page-break/><text:span text:style-name="T25">Consensus algorithm mediated distributed architecture</text:span></text:p>
        </text:list-item>
        <text:list-item>
          <text:p text:style-name="P33"><text:span text:style-name="T25">Network autodiscovery service configuration</text:span></text:p>
        </text:list-item>
      </text:list>
      <text:p text:style-name="P34"><text:span text:style-name="T25"/></text:p>
      <text:p text:style-name="P24"><text:span text:style-name="T14">Neural Network from Scratch using Python</text:span></text:p>
      <text:p text:style-name="No_20_Spacing1"><text:span text:style-name="T28">A multi-layer perceptron artificial neural network implementation in Python from scratch:</text:span></text:p>
      <text:list xml:id="list170009334252439" text:continue-numbering="true" text:style-name="WWNum7">
        <text:list-item>
          <text:p text:style-name="P30"><text:span text:style-name="T25">Object-oriented programming model</text:span></text:p>
        </text:list-item>
        <text:list-item>
          <text:p text:style-name="P30"><text:span text:style-name="T25">Extensible design for activation functions with multiple already provided</text:span></text:p>
        </text:list-item>
        <text:list-item>
          <text:p text:style-name="P30"><text:span text:style-name="T25">Model saving and loading capabilities</text:span></text:p>
        </text:list-item>
        <text:list-item>
          <text:p text:style-name="P30"><text:span text:style-name="T25">OpenCV for retrieving camera data</text:span></text:p>
        </text:list-item>
        <text:list-item>
          <text:p text:style-name="P30"><text:span text:style-name="T25">Xavier weight initialisation function</text:span></text:p>
        </text:list-item>
        <text:list-item>
          <text:p text:style-name="P30"><text:span text:style-name="T25">Gradient descent implementation</text:span></text:p>
        </text:list-item>
        <text:list-item>
          <text:p text:style-name="P30"><text:span text:style-name="T25">Abstraction with wrapper functions</text:span></text:p>
        </text:list-item>
      </text:list>
      <text:p text:style-name="Text_20_body_20__28_user_29_"/>
      <text:p text:style-name="No_20_Spacing1"><text:span text:style-name="T14">Network Packet Capture Analysis using Python</text:span></text:p>
      <text:p text:style-name="No_20_Spacing1"><text:span text:style-name="T28">A python script to analyse a network packet capture:</text:span></text:p>
      <text:list xml:id="list170009074935225" text:continue-list="list170010445263886" text:style-name="WWNum3">
        <text:list-item>
          <text:p text:style-name="P27"><text:span text:style-name="T24">The "dpkt" library to parse network packet data</text:span></text:p>
        </text:list-item>
        <text:list-item>
          <text:p text:style-name="P27"><text:span text:style-name="T33">JSON configuration files for initial program configuration</text:span></text:p>
        </text:list-item>
        <text:list-item>
          <text:p text:style-name="P27"><text:span text:style-name="T33">Querying for geodata based on IP addresses</text:span></text:p>
        </text:list-item>
        <text:list-item>
          <text:p text:style-name="P27"><text:span text:style-name="T33">Network data </text:span><text:span text:style-name="T34">visualisation</text:span><text:span text:style-name="T33"> using Matplotlib and NetworkX</text:span></text:p>
        </text:list-item>
        <text:list-item>
          <text:p text:style-name="P27"><text:span text:style-name="T33">Regex to filter out relevant data</text:span></text:p>
        </text:list-item>
        <text:list-item>
          <text:p text:style-name="P27"><text:span text:style-name="T33">Creation of a KML file using the geodata</text:span></text:p>
        </text:list-item>
        <text:list-item>
          <text:p text:style-name="P27"><text:span text:style-name="T33">Packet type, length, and count analysis</text:span></text:p>
        </text:list-item>
        <text:list-item>
          <text:p text:style-name="P27"><text:span text:style-name="T10">Visualisation </text:span><text:span text:style-name="T35">of the program structure using Pyan</text:span></text:p>
        </text:list-item>
      </text:list>
      <text:p text:style-name="P31"/>
      <text:p text:style-name="No_20_Spacing1"><text:span text:style-name="T14">Rota and Holiday Scheduling Web Application using NodeJS (Group Project)</text:span></text:p>
      <text:p text:style-name="No_20_Spacing1"><text:span text:style-name="T28">A web application for SMEs to manage their shift and holiday assignments using NodeJS containing:</text:span></text:p>
      <text:list xml:id="list170010698415859" text:continue-numbering="true" text:style-name="WWNum3">
        <text:list-item>
          <text:p text:style-name="P27"><text:span text:style-name="T24">Employee rota or holiday request and assignment functionality</text:span></text:p>
        </text:list-item>
        <text:list-item>
          <text:p text:style-name="P27"><text:span text:style-name="T33">SQLite database to store employee account data</text:span></text:p>
        </text:list-item>
        <text:list-item>
          <text:p text:style-name="P27"><text:span text:style-name="T33">Separate dashboard for employees and administrators</text:span></text:p>
        </text:list-item>
        <text:list-item>
          <text:p text:style-name="P27"><text:span text:style-name="T33">Visualisation of employee timetable using a Gantt chart</text:span></text:p>
        </text:list-item>
        <text:list-item>
          <text:p text:style-name="P27"><text:span text:style-name="T33">Bcrypt for hashing and salting passwords</text:span></text:p>
        </text:list-item>
        <text:list-item>
          <text:p text:style-name="P27"><text:span text:style-name="T33">HTTPS for data entry encryption</text:span></text:p>
        </text:list-item>
        <text:list-item>
          <text:p text:style-name="P27"><text:soft-page-break/><text:span text:style-name="T33">Role-Based Access Control</text:span></text:p>
        </text:list-item>
        <text:list-item>
          <text:p text:style-name="P27"><text:span text:style-name="T33">Form input sanitisation</text:span></text:p>
        </text:list-item>
        <text:list-item>
          <text:p text:style-name="P27"><text:span text:style-name="T33">Data API for schedule retrieval</text:span></text:p>
        </text:list-item>
        <text:list-item>
          <text:p text:style-name="P28"><text:span text:style-name="T33">Alerts system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 loext:linked-style-name="Standard_20_Char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 loext:linked-style-name="Text_20_body_20_Char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ing_20_11" style:display-name="Heading 11" style:family="paragraph" style:parent-style-name="Standard_20__28_user_29_" style:default-outline-level="1" style:list-style-name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1" style:display-name="List Paragraph1" style:family="paragraph" style:parent-style-name="Standard_20__28_user_29_">
      <style:paragraph-properties fo:margin-left="1.27cm" fo:margin-right="0cm" fo:text-indent="0cm" style:auto-text-indent="false"/>
    </style:style>
    <style:style style:name="No_20_Spacing1" style:display-name="No Spacing1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ad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VList" style:family="paragraph" style:parent-style-name="Text_20_body_20__28_user_29_" loext:linked-style-name="CVList_20_Char" style:list-style-name="WWNum3" style:list-level="1">
      <style:text-properties fo:color="#000000" loext:opacity="100%" style:font-name="Arial" fo:font-family="Arial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/>
    </style:style>
    <style:style style:name="Standard_20_Char" style:display-name="Standard Char" style:family="text" style:parent-style-name="Default_20_Paragraph_20_Font" loext:linked-style-name="Standard">
      <style:text-properties fo:language="en" fo:country="US" style:language-asian="en" style:country-asian="US" style:font-size-complex="11pt"/>
    </style:style>
    <style:style style:name="Text_20_body_20_Char" style:display-name="Text body Char" style:family="text" style:parent-style-name="Standard_20_Char" loext:linked-style-name="Text_20_body">
      <style:text-properties fo:language="en" fo:country="US" style:language-asian="en" style:country-asian="US" style:font-size-complex="11pt"/>
    </style:style>
    <style:style style:name="CVList_20_Char" style:display-name="CVList Char" style:family="text" style:parent-style-name="Text_20_body_20_Char" loext:linked-style-name="CVList">
      <style:text-properties fo:color="#000000" loext:opacity="100%" style:font-name="Arial" fo:font-family="Arial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05:18:00</meta:creation-date>
    <meta:initial-creator>Eliza Kaczor</meta:initial-creator>
    <dc:language>en-GB</dc:language>
    <meta:print-date>2021-06-03T05:11:00</meta:print-date>
    <dc:date>2022-10-18T16:59:23.276764205</dc:date>
    <meta:editing-cycles>13</meta:editing-cycles>
    <dc:title>Wiktor Kaczor</dc:title>
    <meta:editing-duration>PT1H23M22S</meta:editing-duration>
    <meta:generator>LibreOffice/7.4.1.2$Linux_X86_64 LibreOffice_project/40$Build-2</meta:generator>
    <meta:document-statistic meta:table-count="0" meta:image-count="0" meta:object-count="0" meta:page-count="5" meta:paragraph-count="113" meta:word-count="776" meta:character-count="5500" meta:non-whitespace-character-count="4909"/>
    <meta:user-defined meta:name="AppVersion">15.0000</meta:user-defined>
    <meta:user-defined meta:name="HyperlinksChanged" meta:value-type="boolean">false</meta:user-defined>
    <meta:user-defined meta:name="KSOProductBuildVer">1033-9.1.0.4942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